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5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Old Testament Reading</text:span></text:p>
            <text:p text:style-name="P1"><text:span text:style-name="T2">Ezekiel 17:22–2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5" draw:layer="layout" svg:width="25.654cm" svg:height="7.766cm" svg:x="1.27cm" svg:y="0.254cm">
          <draw:text-box>
            <text:p text:style-name="P4"><text:span text:style-name="T3">22</text:span><text:span text:style-name="T4"> </text:span><text:span text:style-name="T5">Thus says the Lord G</text:span><text:span text:style-name="T4">OD</text:span><text:span text:style-name="T5">: “I myself will take a sprig from the lofty top of the cedar and will set it out. I will break off from the topmost of its young twigs a tender one, and I myself will plant it on a high and lofty mount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5" draw:layer="layout" svg:width="25.654cm" svg:height="7.766cm" svg:x="1.27cm" svg:y="0.254cm">
          <draw:text-box>
            <text:p text:style-name="P4"><text:span text:style-name="T3">23</text:span><text:span text:style-name="T4"> </text:span><text:span text:style-name="T5">On the mountain height of Israel will I plant it, that it may bear branches and produce fruit and become a noble cedar. And under it will dwell every kind of bird; in the shade of its branches birds of every sort will n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654cm" svg:height="7.766cm" svg:x="1.27cm" svg:y="0.254cm">
          <draw:text-box>
            <text:p text:style-name="P6"><text:span text:style-name="T3"><text:s/></text:span><text:span text:style-name="T3">24</text:span><text:span text:style-name="T4"> </text:span><text:span text:style-name="T5">And all the trees of the field shall know that I am the L</text:span><text:span text:style-name="T4">ORD</text:span><text:span text:style-name="T5">; I bring low the high tree, and make high the low tree, dry up the green tree, and make the dry tree flourish. I am the L</text:span><text:span text:style-name="T4">ORD</text:span><text:span text:style-name="T5">; I have spoken, and I will do i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1:20:14.028000000</meta:creation-date>
    <dc:title>Hymn template</dc:title>
    <meta:editing-duration>PT13M39S</meta:editing-duration>
    <meta:editing-cycles>3</meta:editing-cycles>
    <meta:generator>LibreOffice/4.4.3.2$Windows_x86 LibreOffice_project/88805f81e9fe61362df02b9941de8e38a9b5fd16</meta:generator>
    <meta:initial-creator>Arthur Hoch</meta:initial-creator>
    <dc:date>2015-06-12T21:33:52.946000000</dc:date>
    <dc:creator>Arthur Hoch</dc:creator>
    <meta:document-statistic meta:object-count="33"/>
    <meta:template xlink:type="simple" xlink:actuate="onRequest" xlink:title="Hymn template" xlink:href="../../AppData/Roaming/LibreOffice/4/user/template/Worship%20Templsates/Hymn%20template.otp" meta:date="2015-06-12T21:20:13.670000000"/>
  </office:meta>
</office:document-meta>
</file>